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DAOConnectionFactoryImpl.init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DAOConnectionFactoryImpl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DAOConnectionFactoryImpl.BpelDAOConnectionFactoryImpl( TransactionManager tx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DAOConnectionFactoryImpl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